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Little Prince is a classic tale of equal appeal to children and adults. On one level it is the story of an airman's discovery, in the desert, of a small boy from another planet - the Little Prince of the title - and his stories of intergalactic travel, while on the other hand it is a thought-provoking allegory of the human conditio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17:41:34.755000000</dc:date>
    <meta:editing-duration>PT12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63" meta:character-count="339" meta:non-whitespace-character-count="276"/>
  </office:meta>
</office:document-meta>
</file>